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8.6" style:family="table-row">
      <style:table-row-properties style:min-row-height="0.545cm"/>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Text_20_body">
      <style:text-properties fo:font-weight="bold"/>
    </style:style>
    <style:style style:name="P13" style:family="paragraph" style:parent-style-name="Text_20_body">
      <style:text-properties fo:font-weight="bold" style:font-weight-asian="bold" style:font-weight-complex="bold"/>
    </style:style>
    <style:style style:name="P14" style:family="paragraph" style:parent-style-name="Table_20_Heading">
      <style:text-properties fo:font-weight="bold"/>
    </style:style>
    <style:style style:name="P15" style:family="paragraph" style:parent-style-name="Table_20_Contents">
      <style:text-properties fo:language="none" fo:country="none"/>
    </style:style>
    <style:style style:name="P16" style:family="paragraph" style:parent-style-name="Standard">
      <style:text-properties fo:color="#ffffff"/>
    </style:style>
    <style:style style:name="P17" style:family="paragraph" style:parent-style-name="Table_20_Contents">
      <style:text-properties fo:language="none" fo:country="none" fo:font-weight="normal"/>
    </style:style>
    <style:style style:name="P18" style:family="paragraph" style:parent-style-name="Standard">
      <style:paragraph-properties fo:break-before="page"/>
    </style:style>
    <style:style style:name="P19" style:family="paragraph" style:parent-style-name="Table_20_Contents">
      <style:text-properties fo:font-weight="bold" style:font-weight-asian="bold" style:font-weight-complex="bold"/>
    </style:style>
    <style:style style:name="P20" style:family="paragraph" style:parent-style-name="Standard">
      <style:text-properties fo:font-size="6pt" fo:font-weight="bold" style:font-size-asian="6pt" style:font-size-complex="6pt"/>
    </style:style>
    <style:style style:name="P21" style:family="paragraph" style:parent-style-name="Standard">
      <style:paragraph-properties fo:break-before="page"/>
      <style:text-properties fo:font-size="6pt" fo:font-weight="bold" style:font-size-asian="6pt" style:font-size-complex="6pt"/>
    </style:style>
    <style:style style:name="P22"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5" style:family="paragraph" style:parent-style-name="Heading_20_4" style:master-page-name="Standard">
      <style:paragraph-properties fo:margin-left="0.026cm" fo:margin-right="0cm" fo:text-indent="0cm" style:auto-text-indent="false" style:page-number="1"/>
    </style:style>
    <style:style style:name="T1" style:family="text">
      <style:text-properties fo:font-weight="bol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number:date-style style:name="N30" number:automatic-order="true" number:format-source="language">
      <number:day/>
      <number:text>.</number:text>
      <number:month/>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t drop down awareness of keyboard layout</text:p>
      <text:p text:style-name="P2">OpenOffice.org 2.0</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Falko Tesch</text:p>
          </table:table-cell>
          <table:table-cell table:style-name="Table4.A2" office:value-type="string">
            <text:p text:style-name="P9"><text:date style:data-style-name="N30" text:date-value="2005-11-11T17:14:52.21">11.11.05</text:date></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text:a xlink:type="simple" xlink:href="http://www.sipa.or.th/">SIPA</text: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All Modules</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text:a xlink:type="simple" xlink:href="http://qa.openoffice.org/issues/show_bug.cgi?id=42732">42732</text:a></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Abstract</text:p>
      <text:p text:style-name="Text_20_body">On Windows XP, WordPad has a drop down box for the current script, next to the font name and font size drop down boxes; when the keyboard layout is changed, the script in the drop down box changes automatically.</text:p>
      <text:p text:style-name="Text_20_body">In MS Word XP, when you change the keyboard layout, the font drop down shows the font of the script. For example, if you set 'Latin text' font to Times and 'Complex scripts' font to Angsana, pressing Alt-Shift to swtich the keyboard layout between English and Thai will also switch the font in the font drop down between Times and Angsana.no Thai digit formats needed</text:p>
      <text:p text:style-name="Text_20_body">OOo implements this differently, after switching the keyboard layout, you have to type something for the font drop down to change accordingly. The font drop down should change as soon as the keyboard layout is changed (not after typing something) to reflect the font for the text that will be typed next (do it like word or wordpad) the cursor must reflect the just chosen font size and direction.</text:p>
      <text:p text:style-name="Text_20_body"/>
      <text:p text:style-name="P13">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
            </table:table-cell>
            <table:table-cell table:style-name="Table8.A1" office:value-type="string">
              <text:p text:style-name="P14">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5">Falko Tesch</text:p>
          </table:table-cell>
          <table:table-cell table:style-name="Table8.C2" office:value-type="string">
            <text:p text:style-name="P15">falko@sun.com</text:p>
          </table:table-cell>
        </table:table-row>
        <table:table-row>
          <table:table-cell table:style-name="Table8.A2" office:value-type="string">
            <text:p text:style-name="Table_20_Heading">Development</text:p>
          </table:table-cell>
          <table:table-cell table:style-name="Table8.B2" office:value-type="string">
            <text:p text:style-name="P15">Oliver Specht</text:p>
          </table:table-cell>
          <table:table-cell table:style-name="Table8.C2" office:value-type="string">
            <text:p text:style-name="P15">oliver.specht@sun.com</text:p>
          </table:table-cell>
        </table:table-row>
        <table:table-row>
          <table:table-cell table:style-name="Table8.A2" office:value-type="string">
            <text:p text:style-name="Table_20_Heading">Quality Assurance</text:p>
          </table:table-cell>
          <table:table-cell table:style-name="Table8.B2" office:value-type="string">
            <text:p text:style-name="P15">Hasan Ilter</text:p>
          </table:table-cell>
          <table:table-cell table:style-name="Table8.C2" office:value-type="string">
            <text:p text:style-name="P15">Hasan.ilter@sun.com</text:p>
          </table:table-cell>
        </table:table-row>
        <table:table-row>
          <table:table-cell table:style-name="Table8.A2" office:value-type="string">
            <text:p text:style-name="Table_20_Heading">Documentation</text:p>
          </table:table-cell>
          <table:table-cell table:style-name="Table8.B2" office:value-type="string">
            <text:p text:style-name="P15">Uwe Fischer</text:p>
          </table:table-cell>
          <table:table-cell table:style-name="Table8.C2" office:value-type="string">
            <text:p text:style-name="P15">uwe.fischer@sun.com</text:p>
          </table:table-cell>
        </table:table-row>
        <table:table-row table:style-name="Table8.6">
          <table:table-cell table:style-name="Table8.A2" office:value-type="string">
            <text:p text:style-name="Table_20_Heading">Customer</text:p>
          </table:table-cell>
          <table:table-cell table:style-name="Table8.B2" office:value-type="string">
            <text:p text:style-name="P15">James Clark (SIPA)</text:p>
          </table:table-cell>
          <table:table-cell table:style-name="Table8.C2" office:value-type="string">
            <text:p text:style-name="P15">jjc@sipa.or.th</text:p>
          </table:table-cell>
        </table:table-row>
      </table:table>
      <text:p text:style-name="P16"/>
      <text:p text:style-name="P12">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4">User Experience</text:p>
          </table:table-cell>
          <table:table-cell table:style-name="Table6.B2" office:value-type="string">
            <text:p text:style-name="P15">Falko Tesch</text:p>
          </table:table-cell>
          <table:table-cell table:style-name="Table6.C2" office:value-type="string">
            <text:p text:style-name="P17">falko@sun.com</text:p>
          </table:table-cell>
        </table:table-row>
        <table:table-row>
          <table:table-cell table:style-name="Table6.A2" office:value-type="string">
            <text:p text:style-name="Table_20_Heading">Development</text:p>
          </table:table-cell>
          <table:table-cell table:style-name="Table6.B2" office:value-type="string">
            <text:p text:style-name="P15">Oliver Specht</text:p>
          </table:table-cell>
          <table:table-cell table:style-name="Table6.C2" office:value-type="string">
            <text:p text:style-name="P15">oliver.specht@sun.com</text:p>
          </table:table-cell>
        </table:table-row>
        <table:table-row>
          <table:table-cell table:style-name="Table6.A2" office:value-type="string">
            <text:p text:style-name="Table_20_Heading">Quality Assurance</text:p>
          </table:table-cell>
          <table:table-cell table:style-name="Table6.B2" office:value-type="string">
            <text:p text:style-name="P15">Hasan Ilter</text:p>
          </table:table-cell>
          <table:table-cell table:style-name="Table6.C2" office:value-type="string">
            <text:p text:style-name="P15">Hasan.ilter@sun.com</text:p>
          </table:table-cell>
        </table:table-row>
        <table:table-row>
          <table:table-cell table:style-name="Table6.A2" office:value-type="string">
            <text:p text:style-name="Table_20_Heading">Documentation</text:p>
          </table:table-cell>
          <table:table-cell table:style-name="Table6.B2" office:value-type="string">
            <text:p text:style-name="P15">Uwe Fischer</text:p>
          </table:table-cell>
          <table:table-cell table:style-name="Table6.C2" office:value-type="string">
            <text:p text:style-name="P15">uwe.fischer@sun.com</text:p>
          </table:table-cell>
        </table:table-row>
        <table:table-row>
          <table:table-cell table:style-name="Table6.A2" office:value-type="string">
            <text:p text:style-name="Table_20_Heading">Customer</text:p>
          </table:table-cell>
          <table:table-cell table:style-name="Table6.B2" office:value-type="string">
            <text:p text:style-name="P15">James Clark (SIPA)</text:p>
          </table:table-cell>
          <table:table-cell table:style-name="Table6.C2" office:value-type="string">
            <text:p text:style-name="P15">jjc@sipa.or.th</text:p>
          </table:table-cell>
        </table:table-row>
        <table:table-row table:style-name="Table6.7">
          <table:table-cell table:style-name="Table6.A2" office:value-type="string">
            <text:p text:style-name="Table_20_Heading"/>
          </table:table-cell>
          <table:table-cell table:style-name="Table6.B2" office:value-type="string">
            <text:p text:style-name="P15"/>
          </table:table-cell>
          <table:table-cell table:style-name="Table6.C2" office:value-type="string">
            <text:p text:style-name="P15"/>
          </table:table-cell>
        </table:table-row>
        <table:table-row>
          <table:table-cell table:style-name="Table6.A2" office:value-type="string">
            <text:p text:style-name="Table_20_Heading">String Review</text:p>
          </table:table-cell>
          <table:table-cell table:style-name="Table6.B2" office:value-type="string">
            <text:p text:style-name="P15">Falko Tesch</text:p>
          </table:table-cell>
          <table:table-cell table:style-name="Table6.C2" office:value-type="string">
            <text:p text:style-name="P15">falko@sun.com</text:p>
          </table:table-cell>
        </table:table-row>
      </table:table>
      <text:p text:style-name="Standard"/>
      <text:p text:style-name="P18"/>
      <text:p text:style-name="P12">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9">1.0</text:p>
          </table:table-cell>
          <table:table-cell table:style-name="Table2.B2" office:value-type="string">
            <text:p text:style-name="P15">Initial draft</text:p>
          </table:table-cell>
          <table:table-cell table:style-name="Table2.B2" office:value-type="string">
            <text:p text:style-name="P15">FT</text:p>
          </table:table-cell>
          <table:table-cell table:style-name="Table2.D2" office:value-type="string">
            <text:p text:style-name="P17">28.09.05</text:p>
          </table:table-cell>
        </table:table-row>
        <table:table-row>
          <table:table-cell table:style-name="Table2.A2" office:value-type="string">
            <text:p text:style-name="P19">1.1</text:p>
          </table:table-cell>
          <table:table-cell table:style-name="Table2.B2" office:value-type="string">
            <text:p text:style-name="P15">Final status</text:p>
          </table:table-cell>
          <table:table-cell table:style-name="Table2.B2" office:value-type="string">
            <text:p text:style-name="P15">FT</text:p>
          </table:table-cell>
          <table:table-cell table:style-name="Table2.D2" office:value-type="string">
            <text:p text:style-name="P15">14.10.05</text:p>
          </table:table-cell>
        </table:table-row>
        <table:table-row>
          <table:table-cell table:style-name="Table2.A2" office:value-type="string">
            <text:p text:style-name="P19">1.2</text:p>
          </table:table-cell>
          <table:table-cell table:style-name="Table2.B2" office:value-type="string">
            <text:p text:style-name="P15">Corrected the QA and Documentation responsible</text:p>
          </table:table-cell>
          <table:table-cell table:style-name="Table2.B2" office:value-type="string">
            <text:p text:style-name="P15">SBA</text:p>
          </table:table-cell>
          <table:table-cell table:style-name="Table2.D2" office:value-type="string">
            <text:p text:style-name="P15"><text:date style:data-style-name="N30" text:date-value="2005-11-08T13:26:31" text:fixed="true">08.11.05</text:date></text:p>
          </table:table-cell>
        </table:table-row>
      </table:table>
      <text:p text:style-name="P20"/>
      <text:p text:style-name="P2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2"><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3"><text:span text:style-name="Contents_20_Links">1<text:tab/></text:span><text:a xlink:type="simple" xlink:href="#1.Motivation/User Scenario|outline"><text:span text:style-name="Contents_20_Links"><text:span text:style-name="Contents_20_Links">Motivation/User Scenario</text:span></text:span></text:a><text:span text:style-name="Contents_20_Links"><text:tab/></text:span><text:span text:style-name="Contents_20_Links"><text:span text:style-name="Contents_20_Links">1</text:span></text:span></text:p>
          <text:p text:style-name="P23"><text:span text:style-name="Contents_20_Links">2<text:tab/></text:span><text:a xlink:type="simple" xlink:href="#2.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4"><text:span text:style-name="Contents_20_Links">2.1<text:tab/></text:span><text:a xlink:type="simple" xlink:href="#2.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4"><text:span text:style-name="Contents_20_Links">2.2<text:tab/></text:span><text:a xlink:type="simple" xlink:href="#2.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3"><text:span text:style-name="Contents_20_Links">3<text:tab/></text:span><text:a xlink:type="simple" xlink:href="#3.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p text:style-name="P23"><text:span text:style-name="Contents_20_Links">4<text:tab/></text:span><text:a xlink:type="simple" xlink:href="#4.Future Tasks|outline"><text:span text:style-name="Contents_20_Links"><text:span text:style-name="Contents_20_Links">Future Tasks</text:span></text:span></text:a><text:span text:style-name="Contents_20_Links"><text:tab/></text:span><text:span text:style-name="Contents_20_Links"><text:span text:style-name="Contents_20_Links">1</text:span></text:span></text:p>
          <text:p text:style-name="P23"><text:span text:style-name="Contents_20_Links">5<text:tab/></text:span><text:a xlink:type="simple" xlink:href="#5.Notes|outline"><text:span text:style-name="Contents_20_Links"><text:span text:style-name="Contents_20_Links">Notes</text:span></text:span></text:a><text:span text:style-name="Contents_20_Links"><text:tab/></text:span><text:span text:style-name="Contents_20_Links"><text:span text:style-name="Contents_20_Links">2</text:span></text:span></text:p>
          <text:p text:style-name="P23"><text:span text:style-name="Contents_20_Links">6<text:tab/></text:span><text:a xlink:type="simple" xlink:href="#6.References|outline"><text:span text:style-name="Contents_20_Links"><text:span text:style-name="Contents_20_Links">References</text:span></text:span></text:a><text:span text:style-name="Contents_20_Links"><text:tab/></text:span><text:span text:style-name="Contents_20_Links"><text:span text:style-name="Contents_20_Links">2</text:span></text:span></text:p>
        </text:index-body>
      </text:table-of-content>
      <text:p text:style-name="P20"/>
      <text:h text:style-name="P25"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User Scenario</text:h>
      <text:p text:style-name="Text_20_body">Thai users are used to have the setting of the current set keyboard layout being reflected instantly in their applications (mostly word processing). Example: The user changes from English to Thai input in the host system (Windows) than the analog setting within Word will automatically change to Thai, too. Writer will do not do any change until the user types in the first character.</text:p>
      <text:p text:style-name="Text_20_body">This is especially annoying if the user user switches to Thai and than wants to set the current font to a different one. In Word the font for Thai language will be changed while in Writer the font for the last language (English) will be changed instead. So the user first have to type a character in the not-desired font to make Writer change to Thai and then needs to slect this font to change to a different font for Thai.</text:p>
      <text:h text:style-name="Heading_20_1" text:outline-level="1">Requirements and Dependencies</text:h>
      <text:h text:style-name="Heading_20_2" text:outline-level="2">Requirements</text:h>
      <text:p text:style-name="Text_20_body">Monitor and read-out changes in the keyboard layout setting.</text:p>
      <text:h text:style-name="Heading_20_2" text:outline-level="2">Technical Dependencies</text:h>
      <text:p text:style-name="Text_20_body">Due to technical restrictions under Unix systems this feature will be available under Windows only.</text:p>
      <text:h text:style-name="Heading_20_1" text:outline-level="1">Detailed Specification</text:h>
      <text:p text:style-name="Text_20_body">OpenOffice.org 2.0.1 needs to monitor the current set keyboard layout and must change its language and script settings according any changes made to the keyboard layout immediately.</text:p>
      <text:p text:style-name="Text_20_body">So if the user changes the keyboard layout from English to Thai than OpenOffice.org must recognize this automatically and switch to the appropriate setting without any further user interaction (like typing in a character).</text:p>
      <text:p text:style-name="Text_20_body">To see this feature in action please refer to MS WordPad. </text:p>
      <text:h text:style-name="Heading_20_1" text:outline-level="1">Future Tasks</text:h>
      <text:p text:style-name="Text_20_body">This feature is also desireable to have under Unix systems. So it makes sense to request the code maintainers of the current implementations to add such feature as a notifier on change of language in keyboard layout (incl. providing the language set).</text:p>
      <text:p text:style-name="Text_20_body">To allow the user to easier detect that she is in CTL mode after switching to a non-BiDi language (like Thai otr Vietnamese) the cursor could change to a small 'L' look-a-like (analog to the little directional flag the cursor gets in CTL BiDi mode)</text:p>
      <text:h text:style-name="Heading_20_1" text:outline-level="1">Notes</text:h>
      <text:p text:style-name="Text_20_body"><text:s/>- none -</text:p>
      <text:h text:style-name="Heading_20_1" text:outline-level="1">References</text:h>
      <text:p text:style-name="Text_20_body"><text:s/>- n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Font drop down awareness of keyboard layout</text:title></text:p>
      </style:header>
      <style:footer>
        <text:p text:style-name="P1">Page <text:page-number text:select-page="current">2</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g11n/keyboard_layout_awareness/42732_Font_drop_down_awareness_of_keyboard_layout.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37$Build-8972$CWS-thaiissues</meta:generator>
    <dc:title>Font drop down awareness of keyboard layout</dc:title>
    <meta:initial-creator>Falko Tesch</meta:initial-creator>
    <meta:creation-date>2005-08-29T10:44:03</meta:creation-date>
    <dc:creator>Stefan Baltzer</dc:creator>
    <dc:date>2005-11-11T17:14:51</dc:date>
    <dc:language>en-US</dc:language>
    <meta:editing-cycles>22</meta:editing-cycles>
    <meta:editing-duration>PT5H58M38S</meta:editing-duration>
    <meta:template xlink:type="simple" xlink:actuate="onRequest" xlink:role="template" xlink:href="/.ooo-2.0-pre/user/template/Specification_template.stw" xlink:title="Specification_template" meta:date="2005-08-29T10:44:02"/>
    <meta:user-defined meta:name="Info 1"/>
    <meta:user-defined meta:name="Info 2"/>
    <meta:user-defined meta:name="Info 3"/>
    <meta:user-defined meta:name="Info 4"/>
    <meta:document-statistic meta:table-count="5" meta:image-count="0" meta:object-count="0" meta:page-count="6" meta:paragraph-count="113" meta:word-count="719" meta:character-count="4337"/>
  </office:meta>
</office:document-meta>
</file>